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2.995cm"/>
    </style:style>
    <style:style style:name="co37" style:family="table-column">
      <style:table-column-properties fo:break-before="auto" style:column-width="3.976cm"/>
    </style:style>
    <style:style style:name="co38" style:family="table-column">
      <style:table-column-properties fo:break-before="auto" style:column-width="3.186cm"/>
    </style:style>
    <style:style style:name="co20" style:family="table-column">
      <style:table-column-properties fo:break-before="auto" style:column-width="1.443cm"/>
    </style:style>
    <style:style style:name="co39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2.531cm"/>
    </style:style>
    <style:style style:name="co33" style:family="table-column">
      <style:table-column-properties fo:break-before="auto" style:column-width="4.657cm"/>
    </style:style>
    <style:style style:name="co14" style:family="table-column">
      <style:table-column-properties fo:break-before="auto" style:column-width="1.224cm"/>
    </style:style>
    <style:style style:name="co41" style:family="table-column">
      <style:table-column-properties fo:break-before="auto" style:column-width="11.382cm"/>
    </style:style>
    <style:style style:name="co42" style:family="table-column">
      <style:table-column-properties fo:break-before="auto" style:column-width="6.671cm"/>
    </style:style>
    <style:style style:name="co43" style:family="table-column">
      <style:table-column-properties fo:break-before="auto" style:column-width="3.207cm"/>
    </style:style>
    <style:style style:name="co44" style:family="table-column">
      <style:table-column-properties fo:break-before="auto" style:column-width="8.957cm"/>
    </style:style>
    <style:style style:name="co45" style:family="table-column">
      <style:table-column-properties fo:break-before="auto" style:column-width="19.634cm"/>
    </style:style>
    <style:style style:name="co46" style:family="table-column">
      <style:table-column-properties fo:break-before="auto" style:column-width="3.022cm"/>
    </style:style>
    <style:style style:name="co47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2.669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6.29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69cm"/>
    </style:style>
    <style:style style:name="co25" style:family="table-column">
      <style:table-column-properties fo:break-before="auto" style:column-width="5.5cm"/>
    </style:style>
    <style:style style:name="co26" style:family="table-column">
      <style:table-column-properties fo:break-before="auto" style:column-width="5.338cm"/>
    </style:style>
    <style:style style:name="co27" style:family="table-column">
      <style:table-column-properties fo:break-before="auto" style:column-width="15.822cm"/>
    </style:style>
    <style:style style:name="co28" style:family="table-column">
      <style:table-column-properties fo:break-before="auto" style:column-width="15.849cm"/>
    </style:style>
    <style:style style:name="co29" style:family="table-column">
      <style:table-column-properties fo:break-before="auto" style:column-width="15.877cm"/>
    </style:style>
    <style:style style:name="co30" style:family="table-column">
      <style:table-column-properties fo:break-before="auto" style:column-width="3.838cm"/>
    </style:style>
    <style:style style:name="co31" style:family="table-column">
      <style:table-column-properties fo:break-before="auto" style:column-width="0.953cm"/>
    </style:style>
    <style:style style:name="co32" style:family="table-column">
      <style:table-column-properties fo:break-before="auto" style:column-width="0.979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605cm"/>
    </style:style>
    <style:style style:name="co48" style:family="table-column">
      <style:table-column-properties fo:break-before="auto" style:column-width="1.688cm"/>
    </style:style>
    <style:style style:name="co49" style:family="table-column">
      <style:table-column-properties fo:break-before="auto" style:column-width="1.66cm"/>
    </style:style>
    <style:style style:name="co50" style:family="table-column">
      <style:table-column-properties fo:break-before="auto" style:column-width="1.498cm"/>
    </style:style>
    <style:style style:name="co51" style:family="table-column">
      <style:table-column-properties fo:break-before="auto" style:column-width="1.715cm"/>
    </style:style>
    <style:style style:name="co52" style:family="table-column">
      <style:table-column-properties fo:break-before="auto" style:column-width="1.743cm"/>
    </style:style>
    <style:style style:name="co53" style:family="table-column">
      <style:table-column-properties fo:break-before="auto" style:column-width="1.769cm"/>
    </style:style>
    <style:style style:name="co54" style:family="table-column">
      <style:table-column-properties fo:break-before="auto" style:column-width="12.472cm"/>
    </style:style>
    <style:style style:name="co55" style:family="table-column">
      <style:table-column-properties fo:break-before="auto" style:column-width="7.816cm"/>
    </style:style>
    <style:style style:name="co56" style:family="table-column">
      <style:table-column-properties fo:break-before="auto" style:column-width="3.512cm"/>
    </style:style>
    <style:style style:name="co57" style:family="table-column">
      <style:table-column-properties fo:break-before="auto" style:column-width="2.505cm"/>
    </style:style>
    <style:style style:name="co58" style:family="table-column">
      <style:table-column-properties fo:break-before="auto" style:column-width="3.376cm"/>
    </style:style>
    <style:style style:name="co59" style:family="table-column">
      <style:table-column-properties fo:break-before="auto" style:column-width="1.85cm"/>
    </style:style>
    <style:style style:name="co60" style:family="table-column">
      <style:table-column-properties fo:break-before="auto" style:column-width="3.731cm"/>
    </style:style>
    <style:style style:name="co61" style:family="table-column">
      <style:table-column-properties fo:break-before="auto" style:column-width="1.905cm"/>
    </style:style>
    <style:style style:name="co62" style:family="table-column">
      <style:table-column-properties fo:break-before="auto" style:column-width="2.073cm"/>
    </style:style>
    <style:style style:name="co63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4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ext-properties fo:font-style="italic" style:font-style-asian="italic" style:font-style-complex="italic"/>
    </style:style>
    <style:style style:name="ce194" style:family="table-cell" style:parent-style-name="Default">
      <style:table-cell-properties fo:border="0.06pt solid #000000"/>
    </style:style>
    <style:style style:name="ce199" style:family="table-cell" style:parent-style-name="Default">
      <style:table-cell-properties fo:background-color="#ffffcc" fo:border="0.06pt solid #000000"/>
    </style:style>
    <style:style style:name="ce200" style:family="table-cell" style:parent-style-name="Default">
      <style:table-cell-properties fo:background-color="#00ff00" fo:border="0.06pt solid #000000"/>
    </style:style>
    <style:style style:name="ce201" style:family="table-cell" style:parent-style-name="Default">
      <style:table-cell-properties fo:background-color="transparent" fo:border="0.06pt solid #000000"/>
    </style:style>
    <style:style style:name="ce27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7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78" style:family="table-cell" style:parent-style-name="Default">
      <style:table-cell-properties fo:background-color="#ffcc99" fo:border="0.06pt solid #000000"/>
    </style:style>
    <style:style style:name="ce279" style:family="table-cell" style:parent-style-name="Default">
      <style:table-cell-properties fo:background-color="#99ccff" fo:border="0.06pt solid #000000"/>
    </style:style>
    <style:style style:name="ce280" style:family="table-cell" style:parent-style-name="Default">
      <style:table-cell-properties fo:background-color="#ccffff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282" style:family="table-cell" style:parent-style-name="Default">
      <style:table-cell-properties fo:background-color="#a6fda6" fo:border="0.06pt solid #000000"/>
    </style:style>
    <style:style style:name="ce287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ackground-color="#0000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30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e6e6ff" fo:border="0.06pt solid #000000"/>
    </style:style>
    <style:style style:name="ce302" style:family="table-cell" style:parent-style-name="Default">
      <style:table-cell-properties fo:background-color="#e6e6ff" fo:border="0.99pt solid #000000"/>
    </style:style>
    <style:style style:name="ce315" style:family="table-cell" style:parent-style-name="Default">
      <style:table-cell-properties fo:background-color="#c2d2f9" fo:border="0.06pt solid #000000"/>
    </style:style>
    <style:style style:name="ce136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55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style:shrink-to-fit="true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cm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cm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cm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cm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cm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191" style:family="table-cell" style:parent-style-name="Default">
      <style:table-cell-properties fo:border="0.06pt solid #000000"/>
    </style:style>
    <style:style style:name="ce192" style:family="table-cell" style:parent-style-name="Default">
      <style:table-cell-properties fo:background-color="#ffffcc" fo:border="0.06pt solid #000000"/>
    </style:style>
    <style:style style:name="ce193" style:family="table-cell" style:parent-style-name="Default">
      <style:table-cell-properties fo:background-color="#00ff00" fo:border="0.06pt solid #000000"/>
    </style:style>
    <style:style style:name="ce195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0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82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210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13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53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0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11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3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15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8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71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72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84" style:family="table-cell" style:parent-style-name="Default">
      <style:table-cell-properties fo:background-color="#ffcc99" fo:border="0.06pt solid #000000"/>
    </style:style>
    <style:style style:name="ce285" style:family="table-cell" style:parent-style-name="Default">
      <style:table-cell-properties fo:background-color="#99ccff" fo:border="0.06pt solid #000000"/>
    </style:style>
    <style:style style:name="ce286" style:family="table-cell" style:parent-style-name="Default">
      <style:table-cell-properties fo:background-color="#ccffff" fo:border="0.06pt solid #000000"/>
    </style:style>
    <style:style style:name="ce288" style:family="table-cell" style:parent-style-name="Default">
      <style:table-cell-properties fo:background-color="#e6e6e6" fo:border="0.06pt solid #000000"/>
    </style:style>
    <style:style style:name="ce290" style:family="table-cell" style:parent-style-name="Default">
      <style:table-cell-properties fo:background-color="#a6fda6" fo:border="0.06pt solid #000000"/>
    </style:style>
    <style:style style:name="ce296" style:family="table-cell" style:parent-style-name="Default">
      <style:table-cell-properties fo:background-color="#cccccc" fo:border="0.06pt solid #000000"/>
    </style:style>
    <style:style style:name="ce297" style:family="table-cell" style:parent-style-name="Default">
      <style:table-cell-properties fo:background-color="#0000ff" fo:border="0.06pt solid #000000"/>
    </style:style>
    <style:style style:name="ce298" style:family="table-cell" style:parent-style-name="Default">
      <style:table-cell-properties fo:background-color="#00ae00" fo:border="0.06pt solid #000000"/>
    </style:style>
    <style:style style:name="ce299" style:family="table-cell" style:parent-style-name="Default">
      <style:table-cell-properties fo:background-color="#ff8080" fo:border="0.06pt solid #000000"/>
    </style:style>
    <style:style style:name="ce304" style:family="table-cell" style:parent-style-name="Default">
      <style:table-cell-properties fo:background-color="#ffff00" fo:border="0.06pt solid #000000"/>
    </style:style>
    <style:style style:name="ce305" style:family="table-cell" style:parent-style-name="Default">
      <style:table-cell-properties fo:background-color="#ff9966" fo:border="0.06pt solid #000000"/>
    </style:style>
    <style:style style:name="ce306" style:family="table-cell" style:parent-style-name="Default">
      <style:table-cell-properties fo:background-color="#9966cc" fo:border="0.06pt solid #000000"/>
    </style:style>
    <style:style style:name="ce30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e6e6ff" fo:border="0.06pt solid #000000"/>
    </style:style>
    <style:style style:name="ce310" style:family="table-cell" style:parent-style-name="Default">
      <style:table-cell-properties fo:background-color="#e6e6ff" fo:border="0.99pt solid #000000"/>
    </style:style>
    <style:style style:name="ce311" style:family="table-cell" style:parent-style-name="Default">
      <style:table-cell-properties fo:background-color="#c2d2f9" fo:border="0.06pt solid #000000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14" style:family="table-cell" style:parent-style-name="Default">
      <style:table-cell-properties fo:background-color="#c2d2f9" fo:border="0.06pt solid #000000" style:shrink-to-fit="false"/>
      <style:text-properties fo:font-weight="bold" style:font-weight-asian="bold" style:font-weight-complex="bold"/>
    </style:style>
    <style:style style:name="ce31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c2d2f9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fffff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transparent" fo:border="0.99pt dotted #000000" style:shrink-to-fit="true"/>
    </style:style>
    <style:style style:name="ce393" style:family="table-cell" style:parent-style-name="Default">
      <style:table-cell-properties fo:background-color="transparent" fo:border="0.99pt dotted #000000" style:shrink-to-fit="true"/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transparent" fo:border="0.99pt dotted #000000"/>
    </style:style>
    <style:style style:name="ce395" style:family="table-cell" style:parent-style-name="Default">
      <style:table-cell-properties fo:background-color="transparent" fo:border="0.99pt dotte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 fo:border="0.99pt dotte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7" style:family="table-cell" style:parent-style-name="Default">
      <style:table-cell-properties fo:background-color="transparent" fo:border="0.99pt dotted #000000" style:shrink-to-fit="true"/>
      <style:text-properties fo:font-style="italic" style:font-style-asian="italic" style:font-style-complex="italic"/>
    </style:style>
    <style:style style:name="ce398" style:family="table-cell" style:parent-style-name="Default">
      <style:table-cell-properties fo:background-color="transparent" fo:border="0.99pt dotte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400" style:family="table-cell" style:parent-style-name="Default">
      <style:table-cell-properties fo:background-color="transparent" fo:border="0.06pt solid #000000" style:shrink-to-fit="false"/>
    </style:style>
    <style:style style:name="ce401" style:family="table-cell" style:parent-style-name="Default">
      <style:table-cell-properties fo:border="0.06pt solid #000000" style:shrink-to-fit="false"/>
    </style:style>
    <style:style style:name="ce402" style:family="table-cell" style:parent-style-name="Default">
      <style:table-cell-properties fo:border="0.99pt dotted #000000" style:shrink-to-fit="tru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404" style:family="table-cell" style:parent-style-name="Default">
      <style:table-cell-properties fo:border="0.99pt dotted #000000"/>
    </style:style>
    <style:style style:name="ce405" style:family="table-cell" style:parent-style-name="Default">
      <style:table-cell-properties fo:background-color="#d5e0fc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4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5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4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5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5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2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5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56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6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29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5])" table:allow-empty-cell="true" table:display-list="unsorted" table:base-cell-address="'Details (Default)'.B2"/>
        <table:content-validation table:name="val8" table:condition="of:cell-content-is-in-list(#REF!)" table:allow-empty-cell="true" table:display-list="sort-ascending" table:base-cell-address="'Details (Default)'.B2"/>
        <table:content-validation table:name="val9" table:condition="of:cell-content-is-in-list([$'Details (Default)'.$B$2:.$B$1000000])" table:allow-empty-cell="true" table:display-list="sort-ascending" table:base-cell-address="'Details (Default)'.F2"/>
        <table:content-validation table:name="val10" table:condition="of:cell-content-is-in-list([$Results.$A$2:$Results.$A$15])" table:allow-empty-cell="true" table:display-list="unsorted" table:base-cell-address="'Details (Default)'.D2"/>
        <table:content-validation table:name="val11" table:condition="of:cell-content-is-in-list(#REF!)" table:allow-empty-cell="true" table:display-list="sort-ascending" table:base-cell-address="'Details (Default)'.E2"/>
        <table:content-validation table:name="val12" table:condition="of:cell-content-is-in-list(#REF!)" table:allow-empty-cell="true" table:display-list="sort-ascending" table:base-cell-address="'Details (Default)'.F2"/>
        <table:content-validation table:name="val13" table:condition="of:cell-content-is-in-list([$Results.$A$2:$Results.$A$15])" table:allow-empty-cell="true" table:display-list="unsorted" table:base-cell-address="'Details (Default)'.G2"/>
        <table:content-validation table:name="val14" table:condition="of:cell-content-is-in-list(#REF!)" table:allow-empty-cell="true" table:display-list="sort-ascending" table:base-cell-address="'Details (Default)'.H2"/>
        <table:content-validation table:name="val15" table:condition="of:cell-content-is-in-list(#REF!)" table:allow-empty-cell="true" table:display-list="sort-ascending" table:base-cell-address="'Details (Default)'.I2"/>
        <table:content-validation table:name="val16" table:condition="of:cell-content-is-in-list([$Results.$A$2:$Results.$A$15])" table:allow-empty-cell="true" table:display-list="unsorted" table:base-cell-address="'Details (Default)'.J2"/>
        <table:content-validation table:name="val17" table:condition="of:cell-content-is-in-list(#REF!)" table:allow-empty-cell="true" table:display-list="sort-ascending" table:base-cell-address="'Details (Default)'.K2"/>
        <table:content-validation table:name="val18" table:condition="of:cell-content-is-in-list(#REF!)" table:allow-empty-cell="true" table:display-list="sort-ascending" table:base-cell-address="'Details (Default)'.L2"/>
        <table:content-validation table:name="val19" table:condition="of:cell-content-is-in-list([$Results.$A$2:$Results.$A$15])" table:allow-empty-cell="true" table:display-list="unsorted" table:base-cell-address="'Details (Default)'.M2"/>
        <table:content-validation table:name="val20" table:condition="of:cell-content-is-in-list(#REF!)" table:allow-empty-cell="true" table:display-list="sort-ascending" table:base-cell-address="'Details (Default)'.N2"/>
        <table:content-validation table:name="val21" table:condition="of:cell-content-is-in-list(#REF!)" table:allow-empty-cell="true" table:display-list="sort-ascending" table:base-cell-address="'Details (Default)'.O2"/>
        <table:content-validation table:name="val22" table:condition="of:cell-content-is-in-list([$Results.$A$2:$Results.$A$15])" table:allow-empty-cell="true" table:display-list="unsorted" table:base-cell-address="'Details (Default)'.P2"/>
        <table:content-validation table:name="val23" table:condition="of:cell-content-is-in-list(#REF!)" table:allow-empty-cell="true" table:display-list="sort-ascending" table:base-cell-address="'Details (Default)'.Q2"/>
        <table:content-validation table:name="val24" table:condition="of:cell-content-is-in-list(#REF!)" table:allow-empty-cell="true" table:display-list="sort-ascending" table:base-cell-address="'Details (Default)'.R2"/>
        <table:content-validation table:name="val25" table:condition="of:cell-content-is-in-list([$Results.$A$2:$Results.$A$100])" table:allow-empty-cell="true" table:display-list="unsorted" table:base-cell-address="'Details Template'.D2"/>
        <table:content-validation table:name="val26" table:condition="of:cell-content-is-in-list([.A$2:.$A$100000])" table:allow-empty-cell="false" table:display-list="unsorted" table:base-cell-address="'Details Template'.E2"/>
        <table:content-validation table:name="val27" table:condition="of:cell-content-is-in-list([.C$2:.$C$100000])" table:allow-empty-cell="true" table:display-list="unsorted" table:base-cell-address="'Details Template'.F2">
          <table:error-message table:message-type="stop" table:display="true"/>
        </table:content-validation>
        <table:content-validation table:name="val28" table:condition="of:cell-content-is-in-list([$Results.$A$2:$Results.$A$100])" table:allow-empty-cell="true" table:display-list="unsorted" table:base-cell-address="'Details Template'.G2"/>
        <table:content-validation table:name="val29" table:condition="of:cell-content-is-in-list([.A$2:.$A$100000])" table:allow-empty-cell="true" table:display-list="sort-ascending" table:base-cell-address="'Details Template'.H2"/>
        <table:content-validation table:name="val30" table:condition="of:cell-content-is-in-list([.C$2:.$C$100000])" table:allow-empty-cell="true" table:display-list="unsorted" table:base-cell-address="'Details Template'.I2">
          <table:error-message table:message-type="stop" table:display="true"/>
        </table:content-validation>
        <table:content-validation table:name="val31" table:condition="of:cell-content-is-in-list([$Results.$A$2:$Results.$A$100])" table:allow-empty-cell="true" table:display-list="unsorted" table:base-cell-address="'Details Template'.J2"/>
        <table:content-validation table:name="val32" table:condition="of:cell-content-is-in-list([.A$2:.$A$100000])" table:allow-empty-cell="false" table:display-list="unsorted" table:base-cell-address="'Details Template'.K2"/>
        <table:content-validation table:name="val33" table:condition="of:cell-content-is-in-list([.C$2:.$C$100000])" table:allow-empty-cell="true" table:display-list="unsorted" table:base-cell-address="'Details Template'.L2">
          <table:error-message table:message-type="stop" table:display="true"/>
        </table:content-validation>
        <table:content-validation table:name="val34" table:condition="of:cell-content-is-in-list([$Results.$A$2:$Results.$A$100])" table:allow-empty-cell="true" table:display-list="unsorted" table:base-cell-address="'Details Template'.M2"/>
        <table:content-validation table:name="val35" table:condition="of:cell-content-is-in-list([.A$2:.$A$100000])" table:allow-empty-cell="false" table:display-list="unsorted" table:base-cell-address="'Details Template'.N2"/>
        <table:content-validation table:name="val36" table:condition="of:cell-content-is-in-list([.C$2:.$C$100000])" table:allow-empty-cell="true" table:display-list="unsorted" table:base-cell-address="'Details Template'.O2">
          <table:error-message table:message-type="stop" table:display="true"/>
        </table:content-validation>
        <table:content-validation table:name="val37" table:condition="of:cell-content-is-in-list([$Results.$A$2:$Results.$A$100])" table:allow-empty-cell="true" table:display-list="unsorted" table:base-cell-address="'Details Template'.P2"/>
        <table:content-validation table:name="val38" table:condition="of:cell-content-is-in-list([.A$2:.$A$100000])" table:allow-empty-cell="false" table:display-list="unsorted" table:base-cell-address="'Details Template'.Q2"/>
        <table:content-validation table:name="val39" table:condition="of:cell-content-is-in-list([.C$2:.$C$100000])" table:allow-empty-cell="true" table:display-list="unsorted" table:base-cell-address="'Details Template'.R2">
          <table:error-message table:message-type="stop" table:display="true"/>
        </table:content-validation>
        <table:content-validation table:name="val40" table:condition="of:cell-content-is-in-list([$Results.$A$2:$Results.$A$100])" table:allow-empty-cell="true" table:display-list="unsorted" table:base-cell-address="'Details Template'.S2"/>
        <table:content-validation table:name="val41" table:condition="of:cell-content-is-in-list([.A$2:.$A$100000])" table:allow-empty-cell="false" table:display-list="unsorted" table:base-cell-address="'Details Template'.T2"/>
        <table:content-validation table:name="val42" table:condition="of:cell-content-is-in-list([.C$2:.$C$100000])" table:allow-empty-cell="true" table:display-list="unsorted" table:base-cell-address="'Details Template'.U2">
          <table:error-message table:message-type="stop" table:display="true"/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19" table:default-cell-style-name="ce138"/>
        <table:table-column table:style-name="co21" table:default-cell-style-name="ce138"/>
        <table:table-column table:style-name="co22" table:default-cell-style-name="ce3"/>
        <table:table-column table:style-name="co23" table:default-cell-style-name="ce3"/>
        <table:table-column table:style-name="co24" table:default-cell-style-name="ce10"/>
        <table:table-column table:style-name="co25" table:default-cell-style-name="ce3"/>
        <table:table-column table:style-name="co26" table:default-cell-style-name="ce3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136" table:content-validation-name="val1" office:value-type="string" calcext:value-type="string">
            <text:p><text:s text:c="2"/>Generate / Refresh Overview:</text:p>
          </table:table-cell>
          <table:table-cell table:style-name="ce136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136"/>
          <table:table-cell table:style-name="ce8" table:content-validation-name="val4"/>
          <table:table-cell table:style-name="ce136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137" table:content-validation-name="val1" office:value-type="string" calcext:value-type="string">
            <text:p>View</text:p>
          </table:table-cell>
          <table:table-cell table:style-name="ce137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1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5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1.854cm" svg:height="0.505cm" svg:x="10.768cm" svg:y="0.161cm" draw:control="control2"/>
          <draw:control draw:z-index="1" draw:text-style-name="P1" svg:width="3.37cm" svg:height="0.531cm" svg:x="0.192cm" svg:y="0.159cm" draw:control="control3"/>
        </table:shapes>
        <table:table-column table:style-name="co30" table:default-cell-style-name="ce138"/>
        <table:table-column table:style-name="co31" table:default-cell-style-name="ce10"/>
        <table:table-column table:style-name="co24" table:default-cell-style-name="ce10"/>
        <table:table-column table:style-name="co14" table:default-cell-style-name="ce10"/>
        <table:table-column table:style-name="co32" table:default-cell-style-name="ce10"/>
        <table:table-column table:style-name="co34" table:default-cell-style-name="ce26"/>
        <table:table-column table:style-name="co35" table:default-cell-style-name="ce26"/>
        <table:table-column table:style-name="co48" table:default-cell-style-name="ce26"/>
        <table:table-column table:style-name="co49" table:default-cell-style-name="ce26"/>
        <table:table-column table:style-name="co20" table:default-cell-style-name="ce26"/>
        <table:table-column table:style-name="co50" table:default-cell-style-name="ce26"/>
        <table:table-column table:style-name="co48" table:default-cell-style-name="ce26"/>
        <table:table-column table:style-name="co51" table:default-cell-style-name="ce26"/>
        <table:table-column table:style-name="co52" table:default-cell-style-name="ce26"/>
        <table:table-column table:style-name="co53" table:number-columns-repeated="2" table:default-cell-style-name="ce26"/>
        <table:table-column table:style-name="co54" table:default-cell-style-name="ce26"/>
        <table:table-column table:style-name="co55" table:default-cell-style-name="ce26"/>
        <table:table-column table:style-name="co29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3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137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137" office:value-type="string" calcext:value-type="string">
            <text:p>Notes 1</text:p>
          </table:table-cell>
          <table:table-cell table:style-name="ce137" office:value-type="string" calcext:value-type="string">
            <text:p>Notes 2</text:p>
          </table:table-cell>
          <table:table-cell table:style-name="ce137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office:forms form:automatic-focus="false" form:apply-design-mode="false"/>
        <table:table-column table:style-name="co56" table:default-cell-style-name="ce138"/>
        <table:table-column table:style-name="co57" table:default-cell-style-name="ce138"/>
        <table:table-column table:style-name="co58" table:default-cell-style-name="ce138"/>
        <table:table-column table:style-name="co59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33" table:default-cell-style-name="ce12"/>
        <table:table-column table:style-name="co62" table:number-columns-repeated="2" table:default-cell-style-name="ce12"/>
        <table:table-column table:style-name="co33" table:default-cell-style-name="ce12"/>
        <table:table-column table:style-name="co63" table:default-cell-style-name="ce12"/>
        <table:table-column table:style-name="co27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7"/>
          <table:table-cell table:style-name="ce203" table:content-validation-name="val8" office:value-type="string" calcext:value-type="string">
            <text:p>&gt; Phase 0 result</text:p>
          </table:table-cell>
          <table:table-cell table:style-name="ce203" table:content-validation-name="val9"/>
          <table:table-cell table:style-name="ce210" table:content-validation-name="val10"/>
          <table:table-cell table:style-name="ce213" table:content-validation-name="val11" office:value-type="string" calcext:value-type="string">
            <text:p>&gt; Phase 1 result</text:p>
          </table:table-cell>
          <table:table-cell table:style-name="ce213" table:content-validation-name="val12"/>
          <table:table-cell table:style-name="ce210" table:content-validation-name="val13"/>
          <table:table-cell table:style-name="ce213" table:content-validation-name="val14" office:value-type="string" calcext:value-type="string">
            <text:p>&gt; Phase 2 result</text:p>
          </table:table-cell>
          <table:table-cell table:style-name="ce213" table:content-validation-name="val15"/>
          <table:table-cell table:style-name="ce210" table:content-validation-name="val16"/>
          <table:table-cell table:style-name="ce213" table:content-validation-name="val17" office:value-type="string" calcext:value-type="string">
            <text:p>&gt; Phase 3 result</text:p>
          </table:table-cell>
          <table:table-cell table:style-name="ce213" table:content-validation-name="val18"/>
          <table:table-cell table:style-name="ce210" table:content-validation-name="val19"/>
          <table:table-cell table:style-name="ce213" table:content-validation-name="val20" office:value-type="string" calcext:value-type="string">
            <text:p>&gt; Phase 4 result</text:p>
          </table:table-cell>
          <table:table-cell table:style-name="ce213" table:content-validation-name="val21"/>
          <table:table-cell table:style-name="ce210" table:content-validation-name="val22"/>
          <table:table-cell table:style-name="ce213" table:content-validation-name="val23" office:value-type="string" calcext:value-type="string">
            <text:p>&gt; Phase 5 result</text:p>
          </table:table-cell>
          <table:table-cell table:style-name="ce213" table:content-validation-name="val24"/>
          <table:table-cell table:style-name="ce253" table:content-validation-name="val1" office:value-type="string" calcext:value-type="string">
            <text:p>Notes 1</text:p>
          </table:table-cell>
          <table:table-cell table:style-name="ce253" office:value-type="string" calcext:value-type="string">
            <text:p>Notes 2</text:p>
          </table:table-cell>
          <table:table-cell table:style-name="ce253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191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Letting go of input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ove</text:p>
          </table:table-cell>
          <table:table-cell table:style-name="ce55" table:content-validation-name="val7" office:value-type="string" calcext:value-type="string">
            <text:p>Mutual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u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 office:value-type="string" calcext:value-type="string">
            <text:p>Specialties of this sheet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Forward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Lef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Righ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Back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oll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Roll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Weapon Switch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No effect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Switch animation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Jump (Result 1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Jump (Ground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Jump (Ground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Jump (Result 2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Idle (Airborne)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Idle (Airborne)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S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S) (Long)</text:p>
          </table:table-cell>
          <table:table-cell table:style-name="ce55" table:content-validation-name="val7" office:value-type="string" calcext:value-type="string">
            <text:p>Impossible?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s2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s2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T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T) (Long)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Buffers</text:p>
          </table:table-cell>
          <table:table-cell table:style-name="ce69" table:content-validation-name="val11" office:value-type="string" calcext:value-type="string">
            <text:p>Attack t1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Buffers</text:p>
          </table:table-cell>
          <table:table-cell table:style-name="ce87" table:content-validation-name="val17" office:value-type="string" calcext:value-type="string">
            <text:p>Attack t1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Grab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0" table:content-validation-name="val8" office:value-type="string" calcext:value-type="string">
            <text:p>Grab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Grab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Grab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Block</text:p>
          </table:table-cell>
          <table:table-cell table:style-name="ce55" table:content-validation-name="val7" office:value-type="string" calcext:value-type="string">
            <text:p>Cancels</text:p>
          </table:table-cell>
          <table:table-cell table:style-name="ce61" table:content-validation-name="val8" office:value-type="string" calcext:value-type="string">
            <text:p>Block</text:p>
          </table:table-cell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Block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Block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agic</text:p>
          </table:table-cell>
          <table:table-cell table:style-name="ce55" table:content-validation-name="val7" office:value-type="string" calcext:value-type="string">
            <text:p>Undecided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Magic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Cancels</text:p>
          </table:table-cell>
          <table:table-cell table:style-name="ce87" table:content-validation-name="val17" office:value-type="string" calcext:value-type="string">
            <text:p>Magic</text:p>
          </table:table-cell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7" table:content-validation-name="val1" office:value-type="string" calcext:value-type="string">
            <text:p>Different functions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ag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Cancels</text:p>
          </table:table-cell>
          <table:table-cell table:style-name="ce69" table:content-validation-name="val11" office:value-type="string" calcext:value-type="string">
            <text:p>Rage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No effect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Pause</text:p>
          </table:table-cell>
          <table:table-cell table:style-name="ce55" table:content-validation-name="val7" office:value-type="string" calcext:value-type="string">
            <text:p>No effect</text:p>
          </table:table-cell>
          <table:table-cell table:style-name="ce59" table:content-validation-name="val8"/>
          <table:table-cell table:style-name="ce181" table:content-validation-name="val9"/>
          <table:table-cell table:style-name="ce66" table:content-validation-name="val10" office:value-type="string" calcext:value-type="string">
            <text:p>Mutual</text:p>
          </table:table-cell>
          <table:table-cell table:style-name="ce69" table:content-validation-name="val11"/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Mutual</text:p>
          </table:table-cell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 office:value-type="string" calcext:value-type="string">
            <text:p>§</text:p>
          </table:table-cell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 office:value-type="string" calcext:value-type="string">
            <text:p>”Refresh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Retry</text:p>
            </table:table-cell>
            <table:table-cell table:style-name="ce55" table:content-validation-name="val7" office:value-type="string" calcext:value-type="string">
              <text:p>Cancels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Cancels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Cancels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Upgrade Blades</text:p>
            </table:table-cell>
            <table:table-cell table:style-name="ce55" table:content-validation-name="val7" office:value-type="string" calcext:value-type="string">
              <text:p>Mutual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Mutual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 office:value-type="string" calcext:value-type="string">
              <text:p>Mutual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Mutual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Upgrade Head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Fall</text:p>
            </table:table-cell>
            <table:table-cell table:style-name="ce55" table:content-validation-name="val7" office:value-type="string" calcext:value-type="string">
              <text:p>Undecided</text:p>
            </table:table-cell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 office:value-type="string" calcext:value-type="string">
              <text:p>Impossible?</text:p>
            </table:table-cell>
            <table:table-cell table:style-name="ce69" table:content-validation-name="val11"/>
            <table:table-cell table:style-name="ce72" table:content-validation-name="val12"/>
            <table:table-cell table:style-name="ce76" table:content-validation-name="val13" office:value-type="string" calcext:value-type="string">
              <text:p>Impossible?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3" table:content-validation-name="val16" office:value-type="string" calcext:value-type="string">
              <text:p>Impossible?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Landing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Hang From Ledg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3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Water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70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4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Rope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5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0" table:content-validation-name="val1" office:value-type="string" calcext:value-type="string">
              <text:p>”Refresh columns”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2" office:value-type="string" calcext:value-type="string">
              <text:p>Shimmy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Default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3" office:value-type="string" calcext:value-type="string">
              <text:p>Hold X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3" office:value-type="string" calcext:value-type="string">
              <text:p>Hold S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3" office:value-type="string" calcext:value-type="string">
              <text:p>Hold T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193" office:value-type="string" calcext:value-type="string">
              <text:p>Hold O</text:p>
            </table:table-cell>
            <table:table-cell table:style-name="ce55" table:content-validation-name="val7"/>
            <table:table-cell table:style-name="ce59" table:content-validation-name="val8"/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/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/>
            <table:table-cell table:style-name="ce87" table:content-validation-name="val17"/>
            <table:table-cell table:style-name="ce90" table:content-validation-name="val18"/>
            <table:table-cell table:style-name="ce93" table:content-validation-name="val19"/>
            <table:table-cell table:style-name="ce95" table:content-validation-name="val20" office:value-type="string" calcext:value-type="string">
              <text:p>§</text:p>
            </table:table-cell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1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0" table:content-validation-name="val1" office:value-type="string" calcext:value-type="string">
            <text:p>”Generate inputs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Mov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No effect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8" table:content-validation-name="val17"/>
          <table:table-cell table:style-name="ce91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Roll (Forward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Roll (Lef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Roll (Righ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Roll (Back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oll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Weapon Switch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Switch animation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Jump (Result 1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Jump (Ground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Jump (Result 2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Special</text:p>
          </table:table-cell>
          <table:table-cell table:style-name="ce78" table:content-validation-name="val14" office:value-type="string" calcext:value-type="string">
            <text:p>Idle (Airborne)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Melee (S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s2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Melee (S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Melee (T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Buffers</text:p>
          </table:table-cell>
          <table:table-cell table:style-name="ce78" table:content-validation-name="val14" office:value-type="string" calcext:value-type="string">
            <text:p>Attack t1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Melee (T) (Long)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Grab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Grab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Block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Block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Magic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Magic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Rag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Cancels</text:p>
          </table:table-cell>
          <table:table-cell table:style-name="ce78" table:content-validation-name="val14" office:value-type="string" calcext:value-type="string">
            <text:p>Rage</text:p>
          </table:table-cell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191" office:value-type="string" calcext:value-type="string">
            <text:p>Pause</text:p>
          </table:table-cell>
          <table:table-cell table:style-name="ce56" table:content-validation-name="val7"/>
          <table:table-cell table:style-name="ce59" table:content-validation-name="val8" office:value-type="string" calcext:value-type="string">
            <text:p>§</text:p>
          </table:table-cell>
          <table:table-cell table:style-name="ce181" table:content-validation-name="val9"/>
          <table:table-cell table:style-name="ce66" table:content-validation-name="val10"/>
          <table:table-cell table:style-name="ce69" table:content-validation-name="val11" office:value-type="string" calcext:value-type="string">
            <text:p>§</text:p>
          </table:table-cell>
          <table:table-cell table:style-name="ce72" table:content-validation-name="val12"/>
          <table:table-cell table:style-name="ce75" table:content-validation-name="val13" office:value-type="string" calcext:value-type="string">
            <text:p>Mutual</text:p>
          </table:table-cell>
          <table:table-cell table:style-name="ce78" table:content-validation-name="val14"/>
          <table:table-cell table:style-name="ce80" table:content-validation-name="val15"/>
          <table:table-cell table:style-name="ce82" table:content-validation-name="val16" office:value-type="string" calcext:value-type="string">
            <text:p>§</text:p>
          </table:table-cell>
          <table:table-cell table:style-name="ce87" table:content-validation-name="val17"/>
          <table:table-cell table:style-name="ce90" table:content-validation-name="val18"/>
          <table:table-cell table:style-name="ce82" table:content-validation-name="val16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Retr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 office:value-type="string" calcext:value-type="string">
              <text:p>Cancels</text:p>
            </table:table-cell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Upgrade Blade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Upgrade Head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Fall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Landing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Hang From Ledg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Water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Rope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2" office:value-type="string" calcext:value-type="string">
              <text:p>Shimmy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3" office:value-type="string" calcext:value-type="string">
              <text:p>Hold X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3" office:value-type="string" calcext:value-type="string">
              <text:p>Hold S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3" office:value-type="string" calcext:value-type="string">
              <text:p>Hold T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193" office:value-type="string" calcext:value-type="string">
              <text:p>Hold O</text:p>
            </table:table-cell>
            <table:table-cell table:style-name="ce56" table:content-validation-name="val7"/>
            <table:table-cell table:style-name="ce59" table:content-validation-name="val8" office:value-type="string" calcext:value-type="string">
              <text:p>§</text:p>
            </table:table-cell>
            <table:table-cell table:style-name="ce181" table:content-validation-name="val9"/>
            <table:table-cell table:style-name="ce66" table:content-validation-name="val10"/>
            <table:table-cell table:style-name="ce69" table:content-validation-name="val11" office:value-type="string" calcext:value-type="string">
              <text:p>§</text:p>
            </table:table-cell>
            <table:table-cell table:style-name="ce72" table:content-validation-name="val12"/>
            <table:table-cell table:style-name="ce75" table:content-validation-name="val13"/>
            <table:table-cell table:style-name="ce78" table:content-validation-name="val14"/>
            <table:table-cell table:style-name="ce80" table:content-validation-name="val15"/>
            <table:table-cell table:style-name="ce82" table:content-validation-name="val16" office:value-type="string" calcext:value-type="string">
              <text:p>§</text:p>
            </table:table-cell>
            <table:table-cell table:style-name="ce87" table:content-validation-name="val17"/>
            <table:table-cell table:style-name="ce90" table:content-validation-name="val18"/>
            <table:table-cell table:style-name="ce82" table:content-validation-name="val16"/>
            <table:table-cell table:style-name="ce95" table:content-validation-name="val20"/>
            <table:table-cell table:style-name="ce97" table:content-validation-name="val21"/>
            <table:table-cell table:style-name="ce99" table:content-validation-name="val22"/>
            <table:table-cell table:style-name="ce101" table:content-validation-name="val23"/>
            <table:table-cell table:style-name="ce103" table:content-validation-name="val24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1"/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Letting go of inpu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Mov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No effect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u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u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Roll (Forward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Roll (Lef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Roll (Righ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4. generate rows and print various input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Roll (Back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oll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Roll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Roll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Weapon Switch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Switch animation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Switch animation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Switch animation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Jump (Result 1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Jump (Ground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Jump (Ground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Jump (Ground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 office:value-type="string" calcext:value-type="string">
            <text:p>”Generate variations”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Jump (Result 2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Idle (Airborne)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Idle (Airborne)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Idle (Airborne)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Melee (S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Melee (S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s2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s2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s2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Melee (T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Melee (T) (Long)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Buffers</text:p>
          </table:table-cell>
          <table:table-cell table:style-name="ce79" table:content-validation-name="val14" office:value-type="string" calcext:value-type="string">
            <text:p>Attack t1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Buffers</text:p>
          </table:table-cell>
          <table:table-cell table:style-name="ce89" table:content-validation-name="val17" office:value-type="string" calcext:value-type="string">
            <text:p>Attack t1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Buffers</text:p>
          </table:table-cell>
          <table:table-cell table:style-name="ce96" table:content-validation-name="val20" office:value-type="string" calcext:value-type="string">
            <text:p>Attack t1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4. generate rows according to the rules of Modifier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Grab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Grab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Grab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Grab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Block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Block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Block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Block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Magic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Magic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 office:value-type="string" calcext:value-type="string">
            <text:p>Magic</text:p>
          </table:table-cell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 office:value-type="string" calcext:value-type="string">
            <text:p>Magic</text:p>
          </table:table-cell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4" table:content-validation-name="val1" office:value-type="string" calcext:value-type="string">
            <text:p>”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Ra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 office:value-type="string" calcext:value-type="string">
            <text:p>Rage</text:p>
          </table:table-cell>
          <table:table-cell table:style-name="ce81" table:content-validation-name="val15"/>
          <table:table-cell table:style-name="ce86" table:content-validation-name="val16" office:value-type="string" calcext:value-type="string">
            <text:p>No effect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No effect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1" office:value-type="string" calcext:value-type="string">
            <text:p>Paus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Mutual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Mutual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Mutual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1. delete existing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Retr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 office:value-type="string" calcext:value-type="string">
            <text:p>Cancels</text:p>
          </table:table-cell>
          <table:table-cell table:style-name="ce79" table:content-validation-name="val14"/>
          <table:table-cell table:style-name="ce81" table:content-validation-name="val15"/>
          <table:table-cell table:style-name="ce86" table:content-validation-name="val16" office:value-type="string" calcext:value-type="string">
            <text:p>Cancels</text:p>
          </table:table-cell>
          <table:table-cell table:style-name="ce89" table:content-validation-name="val17"/>
          <table:table-cell table:style-name="ce92" table:content-validation-name="val18"/>
          <table:table-cell table:style-name="ce94" table:content-validation-name="val19" office:value-type="string" calcext:value-type="string">
            <text:p>Cancels</text:p>
          </table:table-cell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3" table:content-validation-name="val1" office:value-type="string" calcext:value-type="string">
            <text:p>2. find new rules for conditional formatting from Reactions shee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Upgrade Blade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 office:value-type="string" calcext:value-type="string">
            <text:p>3. apply new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Upgrade Head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Fall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Landing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 office:value-type="string" calcext:value-type="string">
            <text:p>”Generate both inputs + variations for an animation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Hang From Ledg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Water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 office:value-type="string" calcext:value-type="string">
            <text:p>a combination of the above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Rope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2" office:value-type="string" calcext:value-type="string">
            <text:p>Shimmy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3" office:value-type="string" calcext:value-type="string">
            <text:p>Hold X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3" office:value-type="string" calcext:value-type="string">
            <text:p>Hold S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3" office:value-type="string" calcext:value-type="string">
            <text:p>Hold T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 office:value-type="string" calcext:value-type="string">
            <text:p>§</text:p>
          </table:table-cell>
          <table:table-cell table:style-name="ce104" table:content-validation-name="val24"/>
          <table:table-cell table:style-name="ce11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193" office:value-type="string" calcext:value-type="string">
            <text:p>Hold O</text:p>
          </table:table-cell>
          <table:table-cell table:style-name="ce57" table:content-validation-name="val7"/>
          <table:table-cell table:style-name="ce62" table:content-validation-name="val8" office:value-type="string" calcext:value-type="string">
            <text:p>§</text:p>
          </table:table-cell>
          <table:table-cell table:style-name="ce182" table:content-validation-name="val9"/>
          <table:table-cell table:style-name="ce67" table:content-validation-name="val10"/>
          <table:table-cell table:style-name="ce71" table:content-validation-name="val11" office:value-type="string" calcext:value-type="string">
            <text:p>§</text:p>
          </table:table-cell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5"/>
          <table:table-cell table:style-name="ce57" table:content-validation-name="val7"/>
          <table:table-cell table:style-name="ce62" table:content-validation-name="val8"/>
          <table:table-cell table:style-name="ce182" table:content-validation-name="val9"/>
          <table:table-cell table:style-name="ce67" table:content-validation-name="val10"/>
          <table:table-cell table:style-name="ce71" table:content-validation-name="val11"/>
          <table:table-cell table:style-name="ce74" table:content-validation-name="val12"/>
          <table:table-cell table:style-name="ce77" table:content-validation-name="val13"/>
          <table:table-cell table:style-name="ce79" table:content-validation-name="val14"/>
          <table:table-cell table:style-name="ce81" table:content-validation-name="val15"/>
          <table:table-cell table:style-name="ce86" table:content-validation-name="val16"/>
          <table:table-cell table:style-name="ce89" table:content-validation-name="val17"/>
          <table:table-cell table:style-name="ce92" table:content-validation-name="val18"/>
          <table:table-cell table:style-name="ce94" table:content-validation-name="val19"/>
          <table:table-cell table:style-name="ce96" table:content-validation-name="val20"/>
          <table:table-cell table:style-name="ce98" table:content-validation-name="val21"/>
          <table:table-cell table:style-name="ce100" table:content-validation-name="val22"/>
          <table:table-cell table:style-name="ce102" table:content-validation-name="val23"/>
          <table:table-cell table:style-name="ce104" table:content-validation-name="val24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Letting go of input</text:p>
          </table:table-cell>
          <table:table-cell table:style-name="ce56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Move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Rush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Retry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Upgrade Blades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Upgrade Head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Prompt 1</text:p>
          </table:table-cell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7"/>
          <table:table-cell table:style-name="ce59" table:content-validation-name="val8"/>
          <table:table-cell table:style-name="ce181" table:content-validation-name="val9"/>
          <table:table-cell table:style-name="ce66" table:content-validation-name="val10"/>
          <table:table-cell table:style-name="ce69" table:content-validation-name="val11"/>
          <table:table-cell table:style-name="ce72" table:content-validation-name="val12"/>
          <table:table-cell table:style-name="ce75" table:content-validation-name="val13"/>
          <table:table-cell table:style-name="ce78" table:content-validation-name="val14"/>
          <table:table-cell table:style-name="ce80" table:content-validation-name="val15"/>
          <table:table-cell table:style-name="ce82" table:content-validation-name="val16"/>
          <table:table-cell table:style-name="ce87" table:content-validation-name="val17"/>
          <table:table-cell table:style-name="ce90" table:content-validation-name="val18"/>
          <table:table-cell table:style-name="ce93" table:content-validation-name="val19"/>
          <table:table-cell table:style-name="ce95" table:content-validation-name="val20"/>
          <table:table-cell table:style-name="ce97" table:content-validation-name="val21"/>
          <table:table-cell table:style-name="ce99" table:content-validation-name="val22"/>
          <table:table-cell table:style-name="ce101" table:content-validation-name="val23"/>
          <table:table-cell table:style-name="ce103" table:content-validation-name="val24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2 'Details (Default)'.G99:'Details (Default)'.R2220 'Details (Default)'.G24:'Details (Default)'.I24 'Details (Default)'.K24:'Details (Default)'.L24 'Details (Default)'.Q23:'Details (Default)'.R27 'Details (Default)'.G27:'Details (Default)'.G27 'Details (Default)'.M28:'Details (Default)'.R29 'Details (Default)'.G28:'Details (Default)'.K29 'Details (Default)'.I27:'Details (Default)'.K27 'Details (Default)'.G23:'Details (Default)'.P23 'Details (Default)'.N24:'Details (Default)'.P24 'Details (Default)'.G25:'Details (Default)'.P26 'Details (Default)'.M27:'Details (Default)'.P27 'Details (Default)'.G30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191"/>
        <table:table-column table:style-name="co37" table:default-cell-style-name="ce191"/>
        <table:table-column table:style-name="co38" table:default-cell-style-name="ce191"/>
        <table:table-column table:style-name="co20" table:default-cell-style-name="ce273"/>
        <table:table-column table:style-name="co39" table:default-cell-style-name="ce191"/>
        <table:table-column table:style-name="co11" table:number-columns-repeated="2" table:default-cell-style-name="Default"/>
        <table:table-row table:style-name="ro2">
          <table:table-cell table:style-name="ce271" office:value-type="string" calcext:value-type="string">
            <text:p>Input List</text:p>
          </table:table-cell>
          <table:table-cell table:style-name="ce271" office:value-type="string" calcext:value-type="string">
            <text:p>Input Name</text:p>
          </table:table-cell>
          <table:table-cell table:style-name="ce271" office:value-type="string" calcext:value-type="string">
            <text:p>Button</text:p>
          </table:table-cell>
          <table:table-cell table:style-name="ce272" office:value-type="string" calcext:value-type="string">
            <text:p>Group</text:p>
          </table:table-cell>
          <table:table-cell table:style-name="ce271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9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9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9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93"/>
          <table:table-cell table:number-columns-repeated="2"/>
        </table:table-row>
        <table:table-row table:style-name="ro2">
          <table:table-cell table:number-columns-repeated="4"/>
          <table:table-cell table:style-name="ce19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51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1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55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83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5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55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40" table:default-cell-style-name="ce191"/>
        <table:table-column table:style-name="co33" table:default-cell-style-name="ce191"/>
        <table:table-column table:style-name="co14" table:default-cell-style-name="ce191"/>
        <table:table-column table:style-name="co41" table:default-cell-style-name="ce191"/>
        <table:table-column table:style-name="co42" table:default-cell-style-name="ce191"/>
        <table:table-column table:style-name="co11" table:default-cell-style-name="Default"/>
        <table:table-row table:style-name="ro2">
          <table:table-cell table:style-name="ce271" office:value-type="string" calcext:value-type="string">
            <text:p>Short Name</text:p>
          </table:table-cell>
          <table:table-cell table:style-name="ce271" office:value-type="string" calcext:value-type="string">
            <text:p>Full Name</text:p>
          </table:table-cell>
          <table:table-cell table:style-name="ce271" office:value-type="string" calcext:value-type="string">
            <text:p>Color</text:p>
          </table:table-cell>
          <table:table-cell table:style-name="ce271" office:value-type="string" calcext:value-type="string">
            <text:p>Notes 1</text:p>
          </table:table-cell>
          <table:table-cell table:style-name="ce271" office:value-type="string" calcext:value-type="string">
            <text:p>Filters</text:p>
          </table:table-cell>
          <table:table-cell table:style-name="ce271" office:value-type="string" calcext:value-type="string">
            <text:p>Operators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92"/>
          <table:table-cell office:value-type="string" calcext:value-type="string">
            <text:p>Weapon 1 equipped.</text:p>
          </table:table-cell>
          <table:table-cell office:value-type="string" calcext:value-type="string">
            <text:p>WPN1 ^ WPN2 ^ WPN3</text:p>
          </table:table-cell>
          <table:table-cell office:value-type="string" calcext:value-type="string">
            <text:p>AND = &amp;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92"/>
          <table:table-cell office:value-type="string" calcext:value-type="string">
            <text:p>Weapon 2 equipped.</text:p>
          </table:table-cell>
          <table:table-cell office:value-type="string" calcext:value-type="string">
            <text:p>WPN1 &amp; Super</text:p>
          </table:table-cell>
          <table:table-cell office:value-type="string" calcext:value-type="string">
            <text:p>OR = |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92"/>
          <table:table-cell office:value-type="string" calcext:value-type="string">
            <text:p>Weapon 3 equipped.</text:p>
          </table:table-cell>
          <table:table-cell office:value-type="string" calcext:value-type="string">
            <text:p>WPN1 &amp; WPN2</text:p>
          </table:table-cell>
          <table:table-cell office:value-type="string" calcext:value-type="string">
            <text:p>XOR = ^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284"/>
          <table:table-cell office:value-type="string" calcext:value-type="string">
            <text:p>Super mode active.</text:p>
          </table:table-cell>
          <table:table-cell/>
          <table:table-cell office:value-type="string" calcext:value-type="string">
            <text:p>NOT = ~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5"/>
          <table:table-cell table:number-columns-repeated="3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5"/>
          <table:table-cell table:number-columns-repeated="3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286"/>
          <table:table-cell table:number-columns-repeated="3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8"/>
          <table:table-cell office:value-type="string" calcext:value-type="string">
            <text:p>Action has Lenient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8"/>
          <table:table-cell office:value-type="string" calcext:value-type="string">
            <text:p>Action has Positive Air Momentum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90"/>
          <table:table-cell table:number-columns-repeated="3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90"/>
          <table:table-cell table:number-columns-repeated="3"/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43" table:default-cell-style-name="ce191"/>
        <table:table-column table:style-name="co14" table:default-cell-style-name="ce191"/>
        <table:table-column table:style-name="co44" table:default-cell-style-name="ce191"/>
        <table:table-column table:style-name="co45" table:default-cell-style-name="ce191"/>
        <table:table-row table:style-name="ro2">
          <table:table-cell table:style-name="ce271" office:value-type="string" calcext:value-type="string">
            <text:p>List of Results:</text:p>
          </table:table-cell>
          <table:table-cell table:style-name="ce271" office:value-type="string" calcext:value-type="string">
            <text:p>Color</text:p>
          </table:table-cell>
          <table:table-cell table:number-columns-repeated="2" table:style-name="ce271" office:value-type="string" calcext:value-type="string">
            <text:p>Explanation for the user:</text:p>
          </table:table-cell>
        </table:table-row>
        <table:table-row table:style-name="ro2">
          <table:table-cell table:style-name="ce195" office:value-type="string" calcext:value-type="string">
            <text:p>Undecided</text:p>
          </table:table-cell>
          <table:table-cell table:style-name="ce19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5" office:value-type="string" calcext:value-type="string">
            <text:p>No effect</text:p>
          </table:table-cell>
          <table:table-cell table:style-name="ce288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5" office:value-type="string" calcext:value-type="string">
            <text:p>Impossible?</text:p>
          </table:table-cell>
          <table:table-cell table:style-name="ce29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95" office:value-type="string" calcext:value-type="string">
            <text:p>Prereq</text:p>
          </table:table-cell>
          <table:table-cell table:style-name="ce29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5" office:value-type="string" calcext:value-type="string">
            <text:p>Mutual</text:p>
          </table:table-cell>
          <table:table-cell table:style-name="ce285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95" office:value-type="string" calcext:value-type="string">
            <text:p>Special</text:p>
          </table:table-cell>
          <table:table-cell table:style-name="ce298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299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5" office:value-type="string" calcext:value-type="string">
            <text:p>Buffers</text:p>
          </table:table-cell>
          <table:table-cell table:style-name="ce304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5" office:value-type="string" calcext:value-type="string">
            <text:p>Follows</text:p>
          </table:table-cell>
          <table:table-cell table:style-name="ce305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5" office:value-type="string" calcext:value-type="string">
            <text:p>???</text:p>
          </table:table-cell>
          <table:table-cell table:style-name="ce306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5" office:value-type="string" calcext:value-type="string">
            <text:p>---</text:p>
          </table:table-cell>
          <table:table-cell table:style-name="ce195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308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6" table:default-cell-style-name="Default"/>
        <table:table-column table:style-name="co47" table:default-cell-style-name="Default"/>
        <table:table-column table:style-name="co11" table:number-columns-repeated="10" table:default-cell-style-name="Default"/>
        <table:table-row table:style-name="ro2">
          <table:table-cell table:style-name="ce151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09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10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11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4"/>
          <draw:control draw:z-index="1" draw:text-style-name="P2" svg:width="3.302cm" svg:height="0.61cm" svg:x="0.203cm" svg:y="0.127cm" draw:control="control5"/>
        </table:shapes>
        <table:table-column table:style-name="co30" table:default-cell-style-name="ce138"/>
        <table:table-column table:style-name="co31" table:default-cell-style-name="ce10"/>
        <table:table-column table:style-name="co24" table:default-cell-style-name="ce10"/>
        <table:table-column table:style-name="co14" table:default-cell-style-name="ce10"/>
        <table:table-column table:style-name="co32" table:default-cell-style-name="ce10"/>
        <table:table-column table:style-name="co27" table:default-cell-style-name="ce392"/>
        <table:table-column table:style-name="co28" table:default-cell-style-name="ce392"/>
        <table:table-column table:style-name="co29" table:default-cell-style-name="ce392"/>
        <table:table-column table:style-name="co11" table:number-columns-repeated="9" table:default-cell-style-name="ce392"/>
        <table:table-column table:style-name="co11" table:number-columns-repeated="865" table:default-cell-style-name="ce402"/>
        <table:table-column table:style-name="co11" table:number-columns-repeated="142" table:default-cell-style-name="ce404"/>
        <table:table-row table:style-name="ro3">
          <table:table-cell table:style-name="ce387"/>
          <table:table-cell table:style-name="ce317"/>
          <table:table-cell table:style-name="ce387"/>
          <table:table-cell table:style-name="ce317" table:content-validation-name="val4"/>
          <table:table-cell table:style-name="ce317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314" table:content-validation-name="val5" office:value-type="string" calcext:value-type="string">
            <text:p>Action Name</text:p>
          </table:table-cell>
          <table:table-cell table:style-name="ce318" office:value-type="string" calcext:value-type="string">
            <text:p>Hit</text:p>
          </table:table-cell>
          <table:table-cell table:style-name="ce318" office:value-type="string" calcext:value-type="string">
            <text:p>Frames</text:p>
          </table:table-cell>
          <table:table-cell table:style-name="ce318" table:content-validation-name="val6" office:value-type="string" calcext:value-type="string">
            <text:p>Phase</text:p>
          </table:table-cell>
          <table:table-cell table:style-name="ce391" office:value-type="string" calcext:value-type="string">
            <text:p>DEF</text:p>
          </table:table-cell>
          <table:table-cell table:style-name="ce314" office:value-type="string" calcext:value-type="string">
            <text:p>Notes 1</text:p>
          </table:table-cell>
          <table:table-cell table:style-name="ce314" office:value-type="string" calcext:value-type="string">
            <text:p>Notes 2</text:p>
          </table:table-cell>
          <table:table-cell table:style-name="ce314" office:value-type="string" calcext:value-type="string">
            <text:p>Notes 3</text:p>
          </table:table-cell>
          <table:table-cell table:style-name="ce400" table:number-columns-repeated="9"/>
          <table:table-cell table:style-name="ce401" table:number-columns-repeated="865"/>
          <table:table-cell table:style-name="ce191" table:number-columns-repeated="142"/>
        </table:table-row>
        <table:table-row table:style-name="ro2">
          <table:table-cell table:style-name="ce2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393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5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7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8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56" table:default-cell-style-name="ce138"/>
        <table:table-column table:style-name="co57" table:default-cell-style-name="ce138"/>
        <table:table-column table:style-name="co58" table:default-cell-style-name="ce138"/>
        <table:table-column table:style-name="co59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60" table:default-cell-style-name="ce12"/>
        <table:table-column table:style-name="co61" table:number-columns-repeated="2" table:default-cell-style-name="ce12"/>
        <table:table-column table:style-name="co60" table:default-cell-style-name="ce12"/>
        <table:table-column table:style-name="co59" table:number-columns-repeated="2" table:default-cell-style-name="ce12"/>
        <table:table-column table:style-name="co33" table:default-cell-style-name="ce12"/>
        <table:table-column table:style-name="co62" table:number-columns-repeated="2" table:default-cell-style-name="ce12"/>
        <table:table-column table:style-name="co33" table:default-cell-style-name="ce12"/>
        <table:table-column table:style-name="co63" table:default-cell-style-name="ce12"/>
        <table:table-column table:style-name="co27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137" office:value-type="string" calcext:value-type="string">
            <text:p>Action Name</text:p>
          </table:table-cell>
          <table:table-cell table:style-name="ce137" office:value-type="string" calcext:value-type="string">
            <text:p>Modifiers</text:p>
          </table:table-cell>
          <table:table-cell table:style-name="ce137" office:value-type="string" calcext:value-type="string">
            <text:p>Input to Compare</text:p>
          </table:table-cell>
          <table:table-cell table:style-name="ce54" table:content-validation-name="val25"/>
          <table:table-cell table:style-name="ce203" table:content-validation-name="val26" office:value-type="string" calcext:value-type="string">
            <text:p>&gt; Phase 0 result</text:p>
          </table:table-cell>
          <table:table-cell table:style-name="ce203" table:content-validation-name="val27"/>
          <table:table-cell table:style-name="ce210" table:content-validation-name="val28"/>
          <table:table-cell table:style-name="ce213" table:content-validation-name="val29" office:value-type="string" calcext:value-type="string">
            <text:p>&gt; Phase 1 result</text:p>
          </table:table-cell>
          <table:table-cell table:style-name="ce213" table:content-validation-name="val30"/>
          <table:table-cell table:style-name="ce210" table:content-validation-name="val31"/>
          <table:table-cell table:style-name="ce213" table:content-validation-name="val32" office:value-type="string" calcext:value-type="string">
            <text:p>&gt; Phase 2 result</text:p>
          </table:table-cell>
          <table:table-cell table:style-name="ce213" table:content-validation-name="val33"/>
          <table:table-cell table:style-name="ce210" table:content-validation-name="val34"/>
          <table:table-cell table:style-name="ce213" table:content-validation-name="val35" office:value-type="string" calcext:value-type="string">
            <text:p>&gt; Phase 3 result</text:p>
          </table:table-cell>
          <table:table-cell table:style-name="ce213" table:content-validation-name="val36"/>
          <table:table-cell table:style-name="ce210" table:content-validation-name="val37"/>
          <table:table-cell table:style-name="ce213" table:content-validation-name="val38" office:value-type="string" calcext:value-type="string">
            <text:p>&gt; Phase 4 result</text:p>
          </table:table-cell>
          <table:table-cell table:style-name="ce213" table:content-validation-name="val39"/>
          <table:table-cell table:style-name="ce210" table:content-validation-name="val40"/>
          <table:table-cell table:style-name="ce213" table:content-validation-name="val41" office:value-type="string" calcext:value-type="string">
            <text:p>&gt; Phase 5 result</text:p>
          </table:table-cell>
          <table:table-cell table:style-name="ce213" table:content-validation-name="val42"/>
          <table:table-cell table:style-name="ce253" table:content-validation-name="val1" office:value-type="string" calcext:value-type="string">
            <text:p>Notes 1</text:p>
          </table:table-cell>
          <table:table-cell table:style-name="ce253" office:value-type="string" calcext:value-type="string">
            <text:p>Notes 2</text:p>
          </table:table-cell>
          <table:table-cell table:style-name="ce253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3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13" table:content-validation-name="val28"/>
          <table:table-cell table:style-name="ce347" table:content-validation-name="val29"/>
          <table:table-cell table:style-name="ce342" table:content-validation-name="val30"/>
          <table:table-cell table:style-name="ce316" table:content-validation-name="val31"/>
          <table:table-cell table:style-name="ce350" table:content-validation-name="val32"/>
          <table:table-cell table:style-name="ce346" table:content-validation-name="val33"/>
          <table:table-cell table:style-name="ce319" table:content-validation-name="val34"/>
          <table:table-cell table:style-name="ce352" table:content-validation-name="val35"/>
          <table:table-cell table:style-name="ce351" table:content-validation-name="val36"/>
          <table:table-cell table:style-name="ce322" table:content-validation-name="val37"/>
          <table:table-cell table:style-name="ce354" table:content-validation-name="val38"/>
          <table:table-cell table:style-name="ce357" table:content-validation-name="val39"/>
          <table:table-cell table:style-name="ce325" table:content-validation-name="val40"/>
          <table:table-cell table:style-name="ce356" table:content-validation-name="val41"/>
          <table:table-cell table:style-name="ce360" table:content-validation-name="val42"/>
          <table:table-cell table:style-name="ce228" table:content-validation-name="val1"/>
          <table:table-cell table:style-name="ce230" table:number-columns-repeated="2"/>
          <table:table-cell table:style-name="ce364" table:number-columns-repeated="8"/>
          <table:table-cell table:number-columns-repeated="866"/>
        </table:table-row>
        <table:table-row table:style-name="ro2" table:number-rows-repeated="10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13" table:content-validation-name="val28"/>
          <table:table-cell table:style-name="ce347" table:content-validation-name="val29"/>
          <table:table-cell table:style-name="ce342" table:content-validation-name="val30"/>
          <table:table-cell table:style-name="ce316" table:content-validation-name="val31"/>
          <table:table-cell table:style-name="ce350" table:content-validation-name="val32"/>
          <table:table-cell table:style-name="ce346" table:content-validation-name="val33"/>
          <table:table-cell table:style-name="ce319" table:content-validation-name="val34"/>
          <table:table-cell table:style-name="ce352" table:content-validation-name="val35"/>
          <table:table-cell table:style-name="ce351" table:content-validation-name="val36"/>
          <table:table-cell table:style-name="ce322" table:content-validation-name="val37"/>
          <table:table-cell table:style-name="ce354" table:content-validation-name="val38"/>
          <table:table-cell table:style-name="ce357" table:content-validation-name="val39"/>
          <table:table-cell table:style-name="ce325" table:content-validation-name="val40"/>
          <table:table-cell table:style-name="ce356" table:content-validation-name="val41"/>
          <table:table-cell table:style-name="ce360" table:content-validation-name="val42"/>
          <table:table-cell table:content-validation-name="val1"/>
          <table:table-cell table:style-name="ce230" table:number-columns-repeated="2"/>
          <table:table-cell table:style-name="ce364" table:number-columns-repeated="8"/>
          <table:table-cell table:number-columns-repeated="866"/>
        </table:table-row>
        <table:table-row table:style-name="ro2" table:number-rows-repeated="40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13" table:content-validation-name="val28"/>
          <table:table-cell table:style-name="ce347" table:content-validation-name="val29"/>
          <table:table-cell table:style-name="ce342" table:content-validation-name="val30"/>
          <table:table-cell table:style-name="ce316" table:content-validation-name="val31"/>
          <table:table-cell table:style-name="ce350" table:content-validation-name="val32"/>
          <table:table-cell table:style-name="ce346" table:content-validation-name="val33"/>
          <table:table-cell table:style-name="ce319" table:content-validation-name="val34"/>
          <table:table-cell table:style-name="ce352" table:content-validation-name="val35"/>
          <table:table-cell table:style-name="ce351" table:content-validation-name="val36"/>
          <table:table-cell table:style-name="ce322" table:content-validation-name="val37"/>
          <table:table-cell table:style-name="ce354" table:content-validation-name="val38"/>
          <table:table-cell table:style-name="ce357" table:content-validation-name="val39"/>
          <table:table-cell table:style-name="ce325" table:content-validation-name="val40"/>
          <table:table-cell table:style-name="ce356" table:content-validation-name="val41"/>
          <table:table-cell table:style-name="ce360" table:content-validation-name="val42"/>
          <table:table-cell table:style-name="Default" table:content-validation-name="val1"/>
          <table:table-cell table:style-name="ce230" table:number-columns-repeated="2"/>
          <table:table-cell table:style-name="ce364" table:number-columns-repeated="8"/>
          <table:table-cell table:number-columns-repeated="866"/>
        </table:table-row>
        <table:table-row table:style-name="ro2" table:number-rows-repeated="13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13" table:content-validation-name="val28"/>
          <table:table-cell table:style-name="ce347" table:content-validation-name="val29"/>
          <table:table-cell table:style-name="ce342" table:content-validation-name="val30"/>
          <table:table-cell table:style-name="ce316" table:content-validation-name="val31"/>
          <table:table-cell table:style-name="ce350" table:content-validation-name="val32"/>
          <table:table-cell table:style-name="ce346" table:content-validation-name="val33"/>
          <table:table-cell table:style-name="ce319" table:content-validation-name="val34"/>
          <table:table-cell table:style-name="ce352" table:content-validation-name="val35"/>
          <table:table-cell table:style-name="ce351" table:content-validation-name="val36"/>
          <table:table-cell table:style-name="ce322" table:content-validation-name="val37"/>
          <table:table-cell table:style-name="ce354" table:content-validation-name="val38"/>
          <table:table-cell table:style-name="ce357" table:content-validation-name="val39"/>
          <table:table-cell table:style-name="ce325" table:content-validation-name="val40"/>
          <table:table-cell table:style-name="ce356" table:content-validation-name="val41"/>
          <table:table-cell table:style-name="ce360" table:content-validation-name="val42"/>
          <table:table-cell table:style-name="ce229" table:content-validation-name="val1"/>
          <table:table-cell table:style-name="ce230" table:number-columns-repeated="2"/>
          <table:table-cell table:style-name="ce364" table:number-columns-repeated="8"/>
          <table:table-cell table:number-columns-repeated="866"/>
        </table:table-row>
        <table:table-row table:style-name="ro2" table:number-rows-repeated="4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13" table:content-validation-name="val28"/>
          <table:table-cell table:style-name="ce347" table:content-validation-name="val29"/>
          <table:table-cell table:style-name="ce342" table:content-validation-name="val30"/>
          <table:table-cell table:style-name="ce316" table:content-validation-name="val31"/>
          <table:table-cell table:style-name="ce350" table:content-validation-name="val32"/>
          <table:table-cell table:style-name="ce346" table:content-validation-name="val33"/>
          <table:table-cell table:style-name="ce319" table:content-validation-name="val34"/>
          <table:table-cell table:style-name="ce352" table:content-validation-name="val35"/>
          <table:table-cell table:style-name="ce351" table:content-validation-name="val36"/>
          <table:table-cell table:style-name="ce322" table:content-validation-name="val37"/>
          <table:table-cell table:style-name="ce354" table:content-validation-name="val38"/>
          <table:table-cell table:style-name="ce357" table:content-validation-name="val39"/>
          <table:table-cell table:style-name="ce325" table:content-validation-name="val40"/>
          <table:table-cell table:style-name="ce356" table:content-validation-name="val41"/>
          <table:table-cell table:style-name="ce360" table:content-validation-name="val42"/>
          <table:table-cell table:style-name="ce228" table:content-validation-name="val1"/>
          <table:table-cell table:style-name="ce230" table:number-columns-repeated="2"/>
          <table:table-cell table:style-name="ce364" table:number-columns-repeated="8"/>
          <table:table-cell table:number-columns-repeated="866"/>
        </table:table-row>
        <table:table-row table:style-name="ro2" table:number-rows-repeated="30">
          <table:table-cell table:content-validation-name="val5"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13" table:content-validation-name="val28"/>
          <table:table-cell table:style-name="ce347" table:content-validation-name="val29"/>
          <table:table-cell table:style-name="ce342" table:content-validation-name="val30"/>
          <table:table-cell table:style-name="ce316" table:content-validation-name="val31"/>
          <table:table-cell table:style-name="ce350" table:content-validation-name="val32"/>
          <table:table-cell table:style-name="ce346" table:content-validation-name="val33"/>
          <table:table-cell table:style-name="ce319" table:content-validation-name="val34"/>
          <table:table-cell table:style-name="ce352" table:content-validation-name="val35"/>
          <table:table-cell table:style-name="ce351" table:content-validation-name="val36"/>
          <table:table-cell table:style-name="ce322" table:content-validation-name="val37"/>
          <table:table-cell table:style-name="ce354" table:content-validation-name="val38"/>
          <table:table-cell table:style-name="ce357" table:content-validation-name="val39"/>
          <table:table-cell table:style-name="ce325" table:content-validation-name="val40"/>
          <table:table-cell table:style-name="ce356" table:content-validation-name="val41"/>
          <table:table-cell table:style-name="ce360" table:content-validation-name="val42"/>
          <table:table-cell table:style-name="ce229" table:content-validation-name="val1"/>
          <table:table-cell table:style-name="ce230" table:number-columns-repeated="2"/>
          <table:table-cell table:style-name="ce364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13" table:content-validation-name="val28"/>
          <table:table-cell table:style-name="ce347" table:content-validation-name="val29"/>
          <table:table-cell table:style-name="ce342" table:content-validation-name="val30"/>
          <table:table-cell table:style-name="ce316" table:content-validation-name="val31"/>
          <table:table-cell table:style-name="ce350" table:content-validation-name="val32"/>
          <table:table-cell table:style-name="ce346" table:content-validation-name="val33"/>
          <table:table-cell table:style-name="ce319" table:content-validation-name="val34"/>
          <table:table-cell table:style-name="ce352" table:content-validation-name="val35"/>
          <table:table-cell table:style-name="ce351" table:content-validation-name="val36"/>
          <table:table-cell table:style-name="ce322" table:content-validation-name="val37"/>
          <table:table-cell table:style-name="ce354" table:content-validation-name="val38"/>
          <table:table-cell table:style-name="ce357" table:content-validation-name="val39"/>
          <table:table-cell table:style-name="ce325" table:content-validation-name="val40"/>
          <table:table-cell table:style-name="ce356" table:content-validation-name="val41"/>
          <table:table-cell table:style-name="ce360" table:content-validation-name="val42"/>
          <table:table-cell table:style-name="ce229" table:content-validation-name="val1"/>
          <table:table-cell table:style-name="ce230" table:number-columns-repeated="2"/>
          <table:table-cell table:style-name="ce364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03" table:content-validation-name="val25"/>
          <table:table-cell table:style-name="ce344" table:content-validation-name="val26"/>
          <table:table-cell table:style-name="ce339" table:content-validation-name="val27"/>
          <table:table-cell table:style-name="ce313" table:content-validation-name="val28"/>
          <table:table-cell table:style-name="ce347" table:content-validation-name="val29"/>
          <table:table-cell table:style-name="ce342" table:content-validation-name="val30"/>
          <table:table-cell table:style-name="ce316" table:content-validation-name="val31"/>
          <table:table-cell table:style-name="ce350" table:content-validation-name="val32"/>
          <table:table-cell table:style-name="ce346" table:content-validation-name="val33"/>
          <table:table-cell table:style-name="ce319" table:content-validation-name="val34"/>
          <table:table-cell table:style-name="ce352" table:content-validation-name="val35"/>
          <table:table-cell table:style-name="ce351" table:content-validation-name="val36"/>
          <table:table-cell table:style-name="ce322" table:content-validation-name="val37"/>
          <table:table-cell table:style-name="ce354" table:content-validation-name="val38"/>
          <table:table-cell table:style-name="ce357" table:content-validation-name="val39"/>
          <table:table-cell table:style-name="ce325" table:content-validation-name="val40"/>
          <table:table-cell table:style-name="ce356" table:content-validation-name="val41"/>
          <table:table-cell table:style-name="ce360" table:content-validation-name="val42"/>
          <table:table-cell table:style-name="ce228" table:content-validation-name="val1"/>
          <table:table-cell table:style-name="ce230" table:number-columns-repeated="2"/>
          <table:table-cell table:style-name="ce364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content-validation-name="val33"/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content-validation-name="val42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25"/>
          <table:table-cell table:content-validation-name="val26"/>
          <table:table-cell table:content-validation-name="val27"/>
          <table:table-cell table:content-validation-name="val28"/>
          <table:table-cell table:content-validation-name="val29"/>
          <table:table-cell table:content-validation-name="val30"/>
          <table:table-cell table:content-validation-name="val31"/>
          <table:table-cell table:content-validation-name="val32"/>
          <table:table-cell table:content-validation-name="val33"/>
          <table:table-cell table:content-validation-name="val34"/>
          <table:table-cell table:content-validation-name="val35"/>
          <table:table-cell table:content-validation-name="val36"/>
          <table:table-cell table:content-validation-name="val37"/>
          <table:table-cell table:content-validation-name="val38"/>
          <table:table-cell table:content-validation-name="val39"/>
          <table:table-cell table:content-validation-name="val40"/>
          <table:table-cell table:content-validation-name="val41"/>
          <table:table-cell table:content-validation-name="val42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.00.0000</text:date>, <text:time style:data-style-name="N2" text:time-value="19:19:45.0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5-13T19:25:34.575000000</dc:date>
    <meta:editing-duration>P6DT23H15M16S</meta:editing-duration>
    <meta:editing-cycles>1187</meta:editing-cycles>
    <meta:generator>LibreOffice/6.3.5.2$Windows_X86_64 LibreOffice_project/dd0751754f11728f69b42ee2af66670068624673</meta:generator>
    <meta:document-statistic meta:table-count="9" meta:cell-count="1173" meta:object-count="5"/>
  </office:meta>
</office:document-meta>
</file>